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1.1957in"/>
    </style:style>
    <style:style style:name="co7" style:family="table-column">
      <style:table-column-properties fo:break-before="auto" style:column-width="0.7201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5626in"/>
    </style:style>
    <style:style style:name="co10" style:family="table-column">
      <style:table-column-properties fo:break-before="auto" style:column-width="0.4035in"/>
    </style:style>
    <style:style style:name="co11" style:family="table-column">
      <style:table-column-properties fo:break-before="auto" style:column-width="0.3689in"/>
    </style:style>
    <style:style style:name="co12" style:family="table-column">
      <style:table-column-properties fo:break-before="auto" style:column-width="0.7291in"/>
    </style:style>
    <style:style style:name="co13" style:family="table-column">
      <style:table-column-properties fo:break-before="auto" style:column-width="0.5799in"/>
    </style:style>
    <style:style style:name="co14" style:family="table-column">
      <style:table-column-properties fo:break-before="auto" style:column-width="1.002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0.6591in"/>
    </style:style>
    <style:style style:name="co17" style:family="table-column">
      <style:table-column-properties fo:break-before="auto" style:column-width="0.3244in"/>
    </style:style>
    <style:style style:name="co18" style:family="table-column">
      <style:table-column-properties fo:break-before="auto" style:column-width="2.2429in"/>
    </style:style>
    <style:style style:name="co19" style:family="table-column">
      <style:table-column-properties fo:break-before="auto" style:column-width="0.7472in"/>
    </style:style>
    <style:style style:name="co20" style:family="table-column">
      <style:table-column-properties fo:break-before="auto" style:column-width="0.5445in"/>
    </style:style>
    <style:style style:name="co21" style:family="table-column">
      <style:table-column-properties fo:break-before="auto" style:column-width="0.7126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615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In-silico frag size</text:p>
          </table:table-cell>
          <table:table-cell office:value-type="string">
            <text:p>Name</text:p>
          </table:table-cell>
          <table:table-cell office:value-type="string">
            <text:p>Chromosome order</text:p>
          </table:table-cell>
          <table:table-cell office:value-type="string">
            <text:p>Size order</text:p>
          </table:table-cell>
          <table:table-cell/>
          <table:table-cell office:value-type="string">
            <text:p>K12 PFGE bands</text:p>
          </table:table-cell>
          <table:table-cell office:value-type="string">
            <text:p>PFGE gel</text:p>
          </table:table-cell>
          <table:table-cell office:value-type="string">
            <text:p>ratio</text:p>
          </table:table-cell>
          <table:table-cell office:value-type="string">
            <text:p>frac diff</text:p>
          </table:table-cell>
          <table:table-cell office:value-type="string">
            <text:p>diff (bp)</text:p>
          </table:table-cell>
        </table:table-row>
        <table:table-row table:style-name="ro2">
          <table:table-cell office:value-type="float" office:value="41488">
            <text:p>41488</text:p>
          </table:table-cell>
          <table:table-cell office:value-type="string">
            <text:p>E-B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40378">
            <text:p>40378</text:p>
          </table:table-cell>
          <table:table-cell office:value-type="string">
            <text:p>small</text:p>
          </table:table-cell>
          <table:table-cell table:formula="of:=[.F2]/[.A2]" office:value-type="float" office:value="0.973245275742383">
            <text:p>0.9732452757</text:p>
          </table:table-cell>
          <table:table-cell table:formula="of:=10^ABS(LOG([.H2]))-1" office:value-type="float" office:value="0.0274902174451435">
            <text:p>0.0274902174</text:p>
          </table:table-cell>
          <table:table-cell table:formula="of:=[.F2]-[.A2]" office:value-type="float" office:value="-1110">
            <text:p>-1110</text:p>
          </table:table-cell>
        </table:table-row>
        <table:table-row table:style-name="ro2">
          <table:table-cell office:value-type="float" office:value="93723">
            <text:p>93723</text:p>
          </table:table-cell>
          <table:table-cell office:value-type="string">
            <text:p>A-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93239">
            <text:p>93239</text:p>
          </table:table-cell>
          <table:table-cell office:value-type="string">
            <text:p>small</text:p>
          </table:table-cell>
          <table:table-cell table:formula="of:=[.F3]/[.A3]" office:value-type="float" office:value="0.994835846056998">
            <text:p>0.9948358461</text:p>
          </table:table-cell>
          <table:table-cell table:formula="of:=10^ABS(LOG([.H3]))-1" office:value-type="float" office:value="0.00519096086401616">
            <text:p>0.0051909609</text:p>
          </table:table-cell>
          <table:table-cell table:formula="of:=[.F3]-[.A3]" office:value-type="float" office:value="-484">
            <text:p>-484</text:p>
          </table:table-cell>
        </table:table-row>
        <table:table-row table:style-name="ro2">
          <table:table-cell office:value-type="float" office:value="131128">
            <text:p>131128</text:p>
          </table:table-cell>
          <table:table-cell office:value-type="string">
            <text:p>B-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33099">
            <text:p>133099</text:p>
          </table:table-cell>
          <table:table-cell office:value-type="string">
            <text:p>small</text:p>
          </table:table-cell>
          <table:table-cell table:formula="of:=[.F4]/[.A4]" office:value-type="float" office:value="1.01503111463608">
            <text:p>1.0150311146</text:p>
          </table:table-cell>
          <table:table-cell table:formula="of:=10^ABS(LOG([.H4]))-1" office:value-type="float" office:value="0.0150311146360809">
            <text:p>0.0150311146</text:p>
          </table:table-cell>
          <table:table-cell table:formula="of:=[.F4]-[.A4]" office:value-type="float" office:value="1971">
            <text:p>1971</text:p>
          </table:table-cell>
        </table:table-row>
        <table:table-row table:style-name="ro2">
          <table:table-cell office:value-type="float" office:value="514588">
            <text:p>514588</text:p>
          </table:table-cell>
          <table:table-cell office:value-type="string">
            <text:p>C-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28111">
            <text:p>528111</text:p>
          </table:table-cell>
          <table:table-cell office:value-type="string">
            <text:p>medium</text:p>
          </table:table-cell>
          <table:table-cell table:formula="of:=[.F5]/[.A5]" office:value-type="float" office:value="1.02627927584786">
            <text:p>1.0262792758</text:p>
          </table:table-cell>
          <table:table-cell table:formula="of:=10^ABS(LOG([.H5]))-1" office:value-type="float" office:value="0.0262792758478627">
            <text:p>0.0262792758</text:p>
          </table:table-cell>
          <table:table-cell table:formula="of:=[.F5]-[.A5]" office:value-type="float" office:value="13523">
            <text:p>13523</text:p>
          </table:table-cell>
        </table:table-row>
        <table:table-row table:style-name="ro2">
          <table:table-cell office:value-type="float" office:value="657276">
            <text:p>657276</text:p>
          </table:table-cell>
          <table:table-cell office:value-type="string">
            <text:p>H-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663270">
            <text:p>663270</text:p>
          </table:table-cell>
          <table:table-cell office:value-type="string">
            <text:p>medium</text:p>
          </table:table-cell>
          <table:table-cell table:formula="of:=[.F6]/[.A6]" office:value-type="float" office:value="1.00911945666661">
            <text:p>1.0091194567</text:p>
          </table:table-cell>
          <table:table-cell table:formula="of:=10^ABS(LOG([.H6]))-1" office:value-type="float" office:value="0.00911945666660574">
            <text:p>0.0091194567</text:p>
          </table:table-cell>
          <table:table-cell table:formula="of:=[.F6]-[.A6]" office:value-type="float" office:value="5994">
            <text:p>5994</text:p>
          </table:table-cell>
        </table:table-row>
        <table:table-row table:style-name="ro2">
          <table:table-cell office:value-type="float" office:value="697605">
            <text:p>697605</text:p>
          </table:table-cell>
          <table:table-cell office:value-type="string">
            <text:p>D-G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702109">
            <text:p>702109</text:p>
          </table:table-cell>
          <table:table-cell office:value-type="string">
            <text:p>medium</text:p>
          </table:table-cell>
          <table:table-cell table:formula="of:=[.F7]/[.A7]" office:value-type="float" office:value="1.00645637574272">
            <text:p>1.0064563757</text:p>
          </table:table-cell>
          <table:table-cell table:formula="of:=10^ABS(LOG([.H7]))-1" office:value-type="float" office:value="0.00645637574271984">
            <text:p>0.0064563757</text:p>
          </table:table-cell>
          <table:table-cell table:formula="of:=[.F7]-[.A7]" office:value-type="float" office:value="4504">
            <text:p>4504</text:p>
          </table:table-cell>
        </table:table-row>
        <table:table-row table:style-name="ro2">
          <table:table-cell office:value-type="float" office:value="2503867">
            <text:p>2503867</text:p>
          </table:table-cell>
          <table:table-cell office:value-type="string">
            <text:p>G-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792703">
            <text:p>2792703</text:p>
          </table:table-cell>
          <table:table-cell office:value-type="string">
            <text:p>large</text:p>
          </table:table-cell>
          <table:table-cell table:style-name="ce1" table:formula="of:=[.F8]/[.A8]" office:value-type="float" office:value="1.11535596738964">
            <text:p>1.1153559674</text:p>
          </table:table-cell>
          <table:table-cell table:formula="of:=10^ABS(LOG([.H8]))-1" office:value-type="float" office:value="0.115355967389642">
            <text:p>0.1153559674</text:p>
          </table:table-cell>
          <table:table-cell table:formula="of:=[.F8]-[.A8]" office:value-type="float" office:value="288836">
            <text:p>288836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formula="of:=SUM([.A2:.A8])" office:value-type="float" office:value="4639675">
            <text:p>4639675</text:p>
          </table:table-cell>
          <table:table-cell table:number-columns-repeated="4"/>
          <table:table-cell table:formula="of:=SUM([.F2:.F8])" office:value-type="float" office:value="4952909">
            <text:p>4952909</text:p>
          </table:table-cell>
          <table:table-cell table:number-columns-repeated="4"/>
        </table:table-row>
      </table:table>
      <table:table table:name="Insilicodige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2" office:value-type="string">
            <text:p>In-silico restriction site in NC_000913 genome</text:p>
          </table:table-cell>
          <table:table-cell table:style-name="ce2" office:value-type="string">
            <text:p>strand</text:p>
          </table:table-cell>
          <table:table-cell table:style-name="ce2" office:value-type="string">
            <text:p>gene</text:p>
          </table:table-cell>
          <table:table-cell table:style-name="ce2" office:value-type="string">
            <text:p>In-silico fragment size</text:p>
          </table:table-cell>
          <table:table-cell table:style-name="ce2"/>
          <table:table-cell table:style-name="ce2" office:value-type="string">
            <text:p>chromosome order</text:p>
          </table:table-cell>
          <table:table-cell table:style-name="ce2" office:value-type="string">
            <text:p>size order</text:p>
          </table:table-cell>
          <table:table-cell table:style-name="ce2" office:value-type="string">
            <text:p>K12 PFGE bands</text:p>
          </table:table-cell>
          <table:table-cell table:style-name="ce2" office:value-type="string">
            <text:p>PFGE gel</text:p>
          </table:table-cell>
          <table:table-cell table:style-name="ce2" office:value-type="string">
            <text:p>diff</text:p>
          </table:table-cell>
          <table:table-cell table:style-name="ce2" office:value-type="string">
            <text:p>frac diff</text:p>
          </table:table-cell>
        </table:table-row>
        <table:table-row table:style-name="ro4">
          <table:table-cell office:value-type="float" office:value="4168589">
            <text:p>4168589</text:p>
          </table:table-cell>
          <table:table-cell office:value-type="string">
            <text:p>+</text:p>
          </table:table-cell>
          <table:table-cell office:value-type="string">
            <text:p>rrlB </text:p>
          </table:table-cell>
          <table:table-cell office:value-type="float" office:value="41402">
            <text:p>41402</text:p>
          </table:table-cell>
          <table:table-cell office:value-type="string">
            <text:p>E-B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378">
            <text:p>40378</text:p>
          </table:table-cell>
          <table:table-cell office:value-type="string">
            <text:p>small</text:p>
          </table:table-cell>
          <table:table-cell table:formula="of:=[.H2]-[.D2]" office:value-type="float" office:value="-1024">
            <text:p>-1024</text:p>
          </table:table-cell>
          <table:table-cell table:formula="of:=10^(ABS(LOG([.H2]/[.D2])))-1" office:value-type="float" office:value="0.0253603447421864">
            <text:p>0.0253603447</text:p>
          </table:table-cell>
        </table:table-row>
        <table:table-row table:style-name="ro4">
          <table:table-cell office:value-type="float" office:value="3943652">
            <text:p>3943652</text:p>
          </table:table-cell>
          <table:table-cell office:value-type="string">
            <text:p>+</text:p>
          </table:table-cell>
          <table:table-cell office:value-type="string">
            <text:p>rrlC </text:p>
          </table:table-cell>
          <table:table-cell office:value-type="float" office:value="93816">
            <text:p>93816</text:p>
          </table:table-cell>
          <table:table-cell office:value-type="string">
            <text:p>A-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3239">
            <text:p>93239</text:p>
          </table:table-cell>
          <table:table-cell office:value-type="string">
            <text:p>small</text:p>
          </table:table-cell>
          <table:table-cell table:formula="of:=[.H3]-[.D3]" office:value-type="float" office:value="-577">
            <text:p>-577</text:p>
          </table:table-cell>
          <table:table-cell table:formula="of:=10^(ABS(LOG([.H3]/[.D3])))-1" office:value-type="float" office:value="0.00618839755896139">
            <text:p>0.0061883976</text:p>
          </table:table-cell>
        </table:table-row>
        <table:table-row table:style-name="ro4">
          <table:table-cell office:value-type="float" office:value="4037468">
            <text:p>4037468</text:p>
          </table:table-cell>
          <table:table-cell office:value-type="string">
            <text:p>+</text:p>
          </table:table-cell>
          <table:table-cell office:value-type="string">
            <text:p>rrlA </text:p>
          </table:table-cell>
          <table:table-cell office:value-type="float" office:value="131121">
            <text:p>131121</text:p>
          </table:table-cell>
          <table:table-cell office:value-type="string">
            <text:p>B-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3099">
            <text:p>133099</text:p>
          </table:table-cell>
          <table:table-cell office:value-type="string">
            <text:p>small</text:p>
          </table:table-cell>
          <table:table-cell table:formula="of:=[.H4]-[.D4]" office:value-type="float" office:value="1978">
            <text:p>1978</text:p>
          </table:table-cell>
          <table:table-cell table:formula="of:=10^(ABS(LOG([.H4]/[.D4])))-1" office:value-type="float" office:value="0.0150853028881719">
            <text:p>0.0150853029</text:p>
          </table:table-cell>
        </table:table-row>
        <table:table-row table:style-name="ro4">
          <table:table-cell office:value-type="float" office:value="3422879">
            <text:p>3422879</text:p>
          </table:table-cell>
          <table:table-cell office:value-type="string">
            <text:p>-</text:p>
          </table:table-cell>
          <table:table-cell office:value-type="string">
            <text:p>rrlD </text:p>
          </table:table-cell>
          <table:table-cell office:value-type="float" office:value="520773">
            <text:p>520773</text:p>
          </table:table-cell>
          <table:table-cell office:value-type="string">
            <text:p>C-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8111">
            <text:p>528111</text:p>
          </table:table-cell>
          <table:table-cell office:value-type="string">
            <text:p>medium</text:p>
          </table:table-cell>
          <table:table-cell table:formula="of:=[.H5]-[.D5]" office:value-type="float" office:value="7338">
            <text:p>7338</text:p>
          </table:table-cell>
          <table:table-cell table:formula="of:=10^(ABS(LOG([.H5]/[.D5])))-1" office:value-type="float" office:value="0.0140905922542067">
            <text:p>0.0140905923</text:p>
          </table:table-cell>
        </table:table-row>
        <table:table-row table:style-name="ro4">
          <table:table-cell office:value-type="float" office:value="4209991">
            <text:p>4209991</text:p>
          </table:table-cell>
          <table:table-cell office:value-type="string">
            <text:p>+</text:p>
          </table:table-cell>
          <table:table-cell office:value-type="string">
            <text:p>rrlE </text:p>
          </table:table-cell>
          <table:table-cell office:value-type="float" office:value="657368">
            <text:p>657368</text:p>
          </table:table-cell>
          <table:table-cell office:value-type="string">
            <text:p>H-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63270">
            <text:p>663270</text:p>
          </table:table-cell>
          <table:table-cell office:value-type="string">
            <text:p>medium</text:p>
          </table:table-cell>
          <table:table-cell table:formula="of:=[.H6]-[.D6]" office:value-type="float" office:value="5902">
            <text:p>5902</text:p>
          </table:table-cell>
          <table:table-cell table:formula="of:=10^(ABS(LOG([.H6]/[.D6])))-1" office:value-type="float" office:value="0.00897822832872919">
            <text:p>0.0089782283</text:p>
          </table:table-cell>
        </table:table-row>
        <table:table-row table:style-name="ro4">
          <table:table-cell office:value-type="float" office:value="2725280">
            <text:p>2725280</text:p>
          </table:table-cell>
          <table:table-cell office:value-type="string">
            <text:p>-</text:p>
          </table:table-cell>
          <table:table-cell office:value-type="string">
            <text:p>rrlG </text:p>
          </table:table-cell>
          <table:table-cell office:value-type="float" office:value="697599">
            <text:p>697599</text:p>
          </table:table-cell>
          <table:table-cell office:value-type="string">
            <text:p>D-G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02109">
            <text:p>702109</text:p>
          </table:table-cell>
          <table:table-cell office:value-type="string">
            <text:p>medium</text:p>
          </table:table-cell>
          <table:table-cell table:formula="of:=[.H7]-[.D7]" office:value-type="float" office:value="4510">
            <text:p>4510</text:p>
          </table:table-cell>
          <table:table-cell table:formula="of:=10^(ABS(LOG([.H7]/[.D7])))-1" office:value-type="float" office:value="0.0064650322033144">
            <text:p>0.0064650322</text:p>
          </table:table-cell>
        </table:table-row>
        <table:table-row table:style-name="ro4">
          <table:table-cell office:value-type="float" office:value="227684">
            <text:p>227684</text:p>
          </table:table-cell>
          <table:table-cell office:value-type="string">
            <text:p>+</text:p>
          </table:table-cell>
          <table:table-cell office:value-type="string">
            <text:p>rrlH</text:p>
          </table:table-cell>
          <table:table-cell office:value-type="float" office:value="2497596">
            <text:p>2497596</text:p>
          </table:table-cell>
          <table:table-cell office:value-type="string">
            <text:p>G-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92703">
            <text:p>2792703</text:p>
          </table:table-cell>
          <table:table-cell office:value-type="string">
            <text:p>large</text:p>
          </table:table-cell>
          <table:table-cell table:formula="of:=[.H8]-[.D8]" office:value-type="float" office:value="295107">
            <text:p>295107</text:p>
          </table:table-cell>
          <table:table-cell table:formula="of:=10^(ABS(LOG([.H8]/[.D8])))-1" office:value-type="float" office:value="0.118156419212715">
            <text:p>0.1181564192</text:p>
          </table:table-cell>
        </table:table-row>
        <table:table-row table:style-name="ro2">
          <table:table-cell office:value-type="float" office:value="4639675">
            <text:p>4639675</text:p>
          </table:table-cell>
          <table:table-cell/>
          <table:table-cell office:value-type="string">
            <text:p>EN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5"/>
        </table:table-row>
      </table:table>
      <table:table table:name="Ribosomal-coordinates" table:style-name="ta1" table:print="false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4">
          <table:table-cell table:number-columns-repeated="7"/>
          <table:table-cell office:value-type="string">
            <text:p>16S coordinate</text:p>
          </table:table-cell>
          <table:table-cell office:value-type="string">
            <text:p>Distance between 16S</text:p>
          </table:table-cell>
          <table:table-cell/>
          <table:table-cell office:value-type="string">
            <text:p>In-silico frag size</text:p>
          </table:table-cell>
          <table:table-cell office:value-type="string">
            <text:p>Name</text:p>
          </table:table-cell>
        </table:table-row>
        <table:table-row table:style-name="ro4">
          <table:table-cell office:value-type="string">
            <text:p>rrsH </text:p>
          </table:table-cell>
          <table:table-cell office:value-type="float" office:value="223770">
            <text:p>223770</text:p>
          </table:table-cell>
          <table:table-cell office:value-type="float" office:value="225312">
            <text:p>225312</text:p>
          </table:table-cell>
          <table:table-cell office:value-type="string">
            <text:p>(+) </text:p>
          </table:table-cell>
          <table:table-cell office:value-type="string">
            <text:p>16S ribosomal RNA of rrnH operon</text:p>
          </table:table-cell>
          <table:table-cell table:formula="of:=AVERAGE([.B2:.C2])" office:value-type="float" office:value="224541">
            <text:p>224541</text:p>
          </table:table-cell>
          <table:table-cell table:style-name="ce1" table:formula="of:=LEFT([.E2];3) = &quot;16S&quot;" office:value-type="boolean" office:boolean-value="true">
            <text:p>TRUE</text:p>
          </table:table-cell>
          <table:table-cell table:formula="of:=[.F2]" office:value-type="float" office:value="224541">
            <text:p>224541</text:p>
          </table:table-cell>
          <table:table-cell table:number-columns-repeated="4"/>
        </table:table-row>
        <table:table-row table:style-name="ro4">
          <table:table-cell office:value-type="string">
            <text:p>rrlH </text:p>
          </table:table-cell>
          <table:table-cell office:value-type="float" office:value="225758">
            <text:p>225758</text:p>
          </table:table-cell>
          <table:table-cell office:value-type="float" office:value="228662">
            <text:p>228662</text:p>
          </table:table-cell>
          <table:table-cell office:value-type="string">
            <text:p>(+) </text:p>
          </table:table-cell>
          <table:table-cell office:value-type="string">
            <text:p>23S ribosomal RNA of rrnH operon</text:p>
          </table:table-cell>
          <table:table-cell table:formula="of:=AVERAGE([.B3:.C3])" office:value-type="float" office:value="227210">
            <text:p>227210</text:p>
          </table:table-cell>
          <table:table-cell table:formula="of:=LEFT([.E3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fH </text:p>
          </table:table-cell>
          <table:table-cell office:value-type="float" office:value="228755">
            <text:p>228755</text:p>
          </table:table-cell>
          <table:table-cell office:value-type="float" office:value="228875">
            <text:p>228875</text:p>
          </table:table-cell>
          <table:table-cell office:value-type="string">
            <text:p>(+) </text:p>
          </table:table-cell>
          <table:table-cell office:value-type="string">
            <text:p>5S ribosomal RNA of rrnH operon</text:p>
          </table:table-cell>
          <table:table-cell table:formula="of:=AVERAGE([.B4:.C4])" office:value-type="float" office:value="228815">
            <text:p>228815</text:p>
          </table:table-cell>
          <table:table-cell table:formula="of:=LEFT([.E4];3) = &quot;16S&quot;" office:value-type="boolean" office:boolean-value="false">
            <text:p>FALSE</text:p>
          </table:table-cell>
          <table:table-cell/>
          <table:table-cell table:formula="of:=[.H8]-[.H2]" office:value-type="float" office:value="2503867">
            <text:p>2503867</text:p>
          </table:table-cell>
          <table:table-cell/>
          <table:table-cell office:value-type="float" office:value="2503867">
            <text:p>2503867</text:p>
          </table:table-cell>
          <table:table-cell office:value-type="string">
            <text:p>G-H</text:p>
          </table:table-cell>
        </table:table-row>
        <table:table-row table:style-name="ro4">
          <table:table-cell office:value-type="string">
            <text:p>rrrQ </text:p>
          </table:table-cell>
          <table:table-cell office:value-type="float" office:value="1637547">
            <text:p>1637547</text:p>
          </table:table-cell>
          <table:table-cell office:value-type="float" office:value="1638081">
            <text:p>1638081</text:p>
          </table:table-cell>
          <table:table-cell office:value-type="string">
            <text:p>(-) </text:p>
          </table:table-cell>
          <table:table-cell office:value-type="string">
            <text:p>Qin prophage; predicted lysozyme</text:p>
          </table:table-cell>
          <table:table-cell table:formula="of:=AVERAGE([.B5:.C5])" office:value-type="float" office:value="1637814">
            <text:p>1637814</text:p>
          </table:table-cell>
          <table:table-cell table:formula="of:=LEFT([.E5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fG </text:p>
          </table:table-cell>
          <table:table-cell office:value-type="float" office:value="2724090">
            <text:p>2724090</text:p>
          </table:table-cell>
          <table:table-cell office:value-type="float" office:value="2724210">
            <text:p>2724210</text:p>
          </table:table-cell>
          <table:table-cell office:value-type="string">
            <text:p>(-) </text:p>
          </table:table-cell>
          <table:table-cell office:value-type="string">
            <text:p>5S ribosomal RNA of rrnG operon</text:p>
          </table:table-cell>
          <table:table-cell table:formula="of:=AVERAGE([.B6:.C6])" office:value-type="float" office:value="2724150">
            <text:p>2724150</text:p>
          </table:table-cell>
          <table:table-cell table:formula="of:=LEFT([.E6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lG </text:p>
          </table:table-cell>
          <table:table-cell office:value-type="float" office:value="2724302">
            <text:p>2724302</text:p>
          </table:table-cell>
          <table:table-cell office:value-type="float" office:value="2727206">
            <text:p>2727206</text:p>
          </table:table-cell>
          <table:table-cell office:value-type="string">
            <text:p>(-) </text:p>
          </table:table-cell>
          <table:table-cell office:value-type="string">
            <text:p>23S ribosomal RNA of rrnG operon</text:p>
          </table:table-cell>
          <table:table-cell table:formula="of:=AVERAGE([.B7:.C7])" office:value-type="float" office:value="2725754">
            <text:p>2725754</text:p>
          </table:table-cell>
          <table:table-cell table:formula="of:=LEFT([.E7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sG </text:p>
          </table:table-cell>
          <table:table-cell office:value-type="float" office:value="2727637">
            <text:p>2727637</text:p>
          </table:table-cell>
          <table:table-cell office:value-type="float" office:value="2729179">
            <text:p>2729179</text:p>
          </table:table-cell>
          <table:table-cell office:value-type="string">
            <text:p>(-) </text:p>
          </table:table-cell>
          <table:table-cell office:value-type="string">
            <text:p>16S ribosomal RNA of rrnG operon</text:p>
          </table:table-cell>
          <table:table-cell table:formula="of:=AVERAGE([.B8:.C8])" office:value-type="float" office:value="2728408">
            <text:p>2728408</text:p>
          </table:table-cell>
          <table:table-cell table:style-name="ce1" table:formula="of:=LEFT([.E8];3) = &quot;16S&quot;" office:value-type="boolean" office:boolean-value="true">
            <text:p>TRUE</text:p>
          </table:table-cell>
          <table:table-cell table:formula="of:=[.F8]" office:value-type="float" office:value="2728408">
            <text:p>2728408</text:p>
          </table:table-cell>
          <table:table-cell table:number-columns-repeated="4"/>
        </table:table-row>
        <table:table-row table:style-name="ro4">
          <table:table-cell office:value-type="string">
            <text:p>rrfF </text:p>
          </table:table-cell>
          <table:table-cell office:value-type="float" office:value="3421444">
            <text:p>3421444</text:p>
          </table:table-cell>
          <table:table-cell office:value-type="float" office:value="3421564">
            <text:p>3421564</text:p>
          </table:table-cell>
          <table:table-cell office:value-type="string">
            <text:p>(-) </text:p>
          </table:table-cell>
          <table:table-cell office:value-type="string">
            <text:p>5S ribosomal RNA of rrnD operon</text:p>
          </table:table-cell>
          <table:table-cell table:formula="of:=AVERAGE([.B9:.C9])" office:value-type="float" office:value="3421504">
            <text:p>3421504</text:p>
          </table:table-cell>
          <table:table-cell table:formula="of:=LEFT([.E9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fD </text:p>
          </table:table-cell>
          <table:table-cell office:value-type="float" office:value="3421689">
            <text:p>3421689</text:p>
          </table:table-cell>
          <table:table-cell office:value-type="float" office:value="3421809">
            <text:p>3421809</text:p>
          </table:table-cell>
          <table:table-cell office:value-type="string">
            <text:p>(-) </text:p>
          </table:table-cell>
          <table:table-cell office:value-type="string">
            <text:p>5S ribosomal RNA of rrnD operon</text:p>
          </table:table-cell>
          <table:table-cell table:formula="of:=AVERAGE([.B10:.C10])" office:value-type="float" office:value="3421749">
            <text:p>3421749</text:p>
          </table:table-cell>
          <table:table-cell table:formula="of:=LEFT([.E10];3) = &quot;16S&quot;" office:value-type="boolean" office:boolean-value="false">
            <text:p>FALSE</text:p>
          </table:table-cell>
          <table:table-cell/>
          <table:table-cell table:formula="of:=[.H12]-[.H8]" office:value-type="float" office:value="697605">
            <text:p>697605</text:p>
          </table:table-cell>
          <table:table-cell/>
          <table:table-cell office:value-type="float" office:value="697605">
            <text:p>697605</text:p>
          </table:table-cell>
          <table:table-cell office:value-type="string">
            <text:p>D-G</text:p>
          </table:table-cell>
        </table:table-row>
        <table:table-row table:style-name="ro4">
          <table:table-cell office:value-type="string">
            <text:p>rrlD </text:p>
          </table:table-cell>
          <table:table-cell office:value-type="float" office:value="3421901">
            <text:p>3421901</text:p>
          </table:table-cell>
          <table:table-cell office:value-type="float" office:value="3424805">
            <text:p>3424805</text:p>
          </table:table-cell>
          <table:table-cell office:value-type="string">
            <text:p>(-) </text:p>
          </table:table-cell>
          <table:table-cell office:value-type="string">
            <text:p>23S ribosomal RNA of rrnD operon</text:p>
          </table:table-cell>
          <table:table-cell table:formula="of:=AVERAGE([.B11:.C11])" office:value-type="float" office:value="3423353">
            <text:p>3423353</text:p>
          </table:table-cell>
          <table:table-cell table:formula="of:=LEFT([.E11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sD </text:p>
          </table:table-cell>
          <table:table-cell office:value-type="float" office:value="3425242">
            <text:p>3425242</text:p>
          </table:table-cell>
          <table:table-cell office:value-type="float" office:value="3426784">
            <text:p>3426784</text:p>
          </table:table-cell>
          <table:table-cell office:value-type="string">
            <text:p>(-) </text:p>
          </table:table-cell>
          <table:table-cell office:value-type="string">
            <text:p>16S ribosomal RNA of rrnD operon</text:p>
          </table:table-cell>
          <table:table-cell table:formula="of:=AVERAGE([.B12:.C12])" office:value-type="float" office:value="3426013">
            <text:p>3426013</text:p>
          </table:table-cell>
          <table:table-cell table:style-name="ce1" table:formula="of:=LEFT([.E12];3) = &quot;16S&quot;" office:value-type="boolean" office:boolean-value="true">
            <text:p>TRUE</text:p>
          </table:table-cell>
          <table:table-cell table:formula="of:=[.F12]" office:value-type="float" office:value="3426013">
            <text:p>3426013</text:p>
          </table:table-cell>
          <table:table-cell table:formula="of:=[.H13]-[.H12]" office:value-type="float" office:value="514588">
            <text:p>514588</text:p>
          </table:table-cell>
          <table:table-cell/>
          <table:table-cell office:value-type="float" office:value="514588">
            <text:p>514588</text:p>
          </table:table-cell>
          <table:table-cell office:value-type="string">
            <text:p>C-D</text:p>
          </table:table-cell>
        </table:table-row>
        <table:table-row table:style-name="ro4">
          <table:table-cell office:value-type="string">
            <text:p>rrsC </text:p>
          </table:table-cell>
          <table:table-cell office:value-type="float" office:value="3939830">
            <text:p>3939830</text:p>
          </table:table-cell>
          <table:table-cell office:value-type="float" office:value="3941372">
            <text:p>3941372</text:p>
          </table:table-cell>
          <table:table-cell office:value-type="string">
            <text:p>(+) </text:p>
          </table:table-cell>
          <table:table-cell office:value-type="string">
            <text:p>16S ribosomal RNA of rrnC operon</text:p>
          </table:table-cell>
          <table:table-cell table:formula="of:=AVERAGE([.B13:.C13])" office:value-type="float" office:value="3940601">
            <text:p>3940601</text:p>
          </table:table-cell>
          <table:table-cell table:style-name="ce1" table:formula="of:=LEFT([.E13];3) = &quot;16S&quot;" office:value-type="boolean" office:boolean-value="true">
            <text:p>TRUE</text:p>
          </table:table-cell>
          <table:table-cell table:formula="of:=[.F13]" office:value-type="float" office:value="3940601">
            <text:p>3940601</text:p>
          </table:table-cell>
          <table:table-cell table:number-columns-repeated="4"/>
        </table:table-row>
        <table:table-row table:style-name="ro4">
          <table:table-cell office:value-type="string">
            <text:p>rrlC </text:p>
          </table:table-cell>
          <table:table-cell office:value-type="float" office:value="3941726">
            <text:p>3941726</text:p>
          </table:table-cell>
          <table:table-cell office:value-type="float" office:value="3944630">
            <text:p>3944630</text:p>
          </table:table-cell>
          <table:table-cell office:value-type="string">
            <text:p>(+) </text:p>
          </table:table-cell>
          <table:table-cell office:value-type="string">
            <text:p>23S ribosomal RNA of rrnC operon</text:p>
          </table:table-cell>
          <table:table-cell table:formula="of:=AVERAGE([.B14:.C14])" office:value-type="float" office:value="3943178">
            <text:p>3943178</text:p>
          </table:table-cell>
          <table:table-cell table:formula="of:=LEFT([.E14];3) = &quot;16S&quot;" office:value-type="boolean" office:boolean-value="false">
            <text:p>FALSE</text:p>
          </table:table-cell>
          <table:table-cell/>
          <table:table-cell table:formula="of:=[.H16]-[.H13]" office:value-type="float" office:value="93723">
            <text:p>93723</text:p>
          </table:table-cell>
          <table:table-cell/>
          <table:table-cell office:value-type="float" office:value="93723">
            <text:p>93723</text:p>
          </table:table-cell>
          <table:table-cell office:value-type="string">
            <text:p>A-C</text:p>
          </table:table-cell>
        </table:table-row>
        <table:table-row table:style-name="ro4">
          <table:table-cell office:value-type="string">
            <text:p>rrfC </text:p>
          </table:table-cell>
          <table:table-cell office:value-type="float" office:value="3944722">
            <text:p>3944722</text:p>
          </table:table-cell>
          <table:table-cell office:value-type="float" office:value="3944842">
            <text:p>3944842</text:p>
          </table:table-cell>
          <table:table-cell office:value-type="string">
            <text:p>(+) </text:p>
          </table:table-cell>
          <table:table-cell office:value-type="string">
            <text:p>5S ribosomal RNA of rrnC operon</text:p>
          </table:table-cell>
          <table:table-cell table:formula="of:=AVERAGE([.B15:.C15])" office:value-type="float" office:value="3944782">
            <text:p>3944782</text:p>
          </table:table-cell>
          <table:table-cell table:formula="of:=LEFT([.E15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sA </text:p>
          </table:table-cell>
          <table:table-cell office:value-type="float" office:value="4033553">
            <text:p>4033553</text:p>
          </table:table-cell>
          <table:table-cell office:value-type="float" office:value="4035095">
            <text:p>4035095</text:p>
          </table:table-cell>
          <table:table-cell office:value-type="string">
            <text:p>(+) </text:p>
          </table:table-cell>
          <table:table-cell office:value-type="string">
            <text:p>16S ribosomal RNA of rrnA operon</text:p>
          </table:table-cell>
          <table:table-cell table:formula="of:=AVERAGE([.B16:.C16])" office:value-type="float" office:value="4034324">
            <text:p>4034324</text:p>
          </table:table-cell>
          <table:table-cell table:style-name="ce1" table:formula="of:=LEFT([.E16];3) = &quot;16S&quot;" office:value-type="boolean" office:boolean-value="true">
            <text:p>TRUE</text:p>
          </table:table-cell>
          <table:table-cell table:formula="of:=[.F16]" office:value-type="float" office:value="4034324">
            <text:p>4034324</text:p>
          </table:table-cell>
          <table:table-cell table:number-columns-repeated="4"/>
        </table:table-row>
        <table:table-row table:style-name="ro4">
          <table:table-cell office:value-type="string">
            <text:p>rrlA </text:p>
          </table:table-cell>
          <table:table-cell office:value-type="float" office:value="4035541">
            <text:p>4035541</text:p>
          </table:table-cell>
          <table:table-cell office:value-type="float" office:value="4038446">
            <text:p>4038446</text:p>
          </table:table-cell>
          <table:table-cell office:value-type="string">
            <text:p>(+) </text:p>
          </table:table-cell>
          <table:table-cell office:value-type="string">
            <text:p>23S ribosomal RNA of rrnA operon</text:p>
          </table:table-cell>
          <table:table-cell table:formula="of:=AVERAGE([.B17:.C17])" office:value-type="float" office:value="4036993.5">
            <text:p>4036993.5</text:p>
          </table:table-cell>
          <table:table-cell table:formula="of:=LEFT([.E17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fA </text:p>
          </table:table-cell>
          <table:table-cell office:value-type="float" office:value="4038539">
            <text:p>4038539</text:p>
          </table:table-cell>
          <table:table-cell office:value-type="float" office:value="4038659">
            <text:p>4038659</text:p>
          </table:table-cell>
          <table:table-cell office:value-type="string">
            <text:p>(+) </text:p>
          </table:table-cell>
          <table:table-cell office:value-type="string">
            <text:p>5S ribosomal RNA of rrnA operon</text:p>
          </table:table-cell>
          <table:table-cell table:formula="of:=AVERAGE([.B18:.C18])" office:value-type="float" office:value="4038599">
            <text:p>4038599</text:p>
          </table:table-cell>
          <table:table-cell table:formula="of:=LEFT([.E18];3) = &quot;16S&quot;" office:value-type="boolean" office:boolean-value="false">
            <text:p>FALSE</text:p>
          </table:table-cell>
          <table:table-cell/>
          <table:table-cell table:formula="of:=[.H19]-[.H16]" office:value-type="float" office:value="131128">
            <text:p>131128</text:p>
          </table:table-cell>
          <table:table-cell/>
          <table:table-cell office:value-type="float" office:value="131128">
            <text:p>131128</text:p>
          </table:table-cell>
          <table:table-cell office:value-type="string">
            <text:p>B-A</text:p>
          </table:table-cell>
        </table:table-row>
        <table:table-row table:style-name="ro4">
          <table:table-cell office:value-type="string">
            <text:p>rrsB </text:p>
          </table:table-cell>
          <table:table-cell office:value-type="float" office:value="4164681">
            <text:p>4164681</text:p>
          </table:table-cell>
          <table:table-cell office:value-type="float" office:value="4166223">
            <text:p>4166223</text:p>
          </table:table-cell>
          <table:table-cell office:value-type="string">
            <text:p>(+) </text:p>
          </table:table-cell>
          <table:table-cell office:value-type="string">
            <text:p>16S ribosomal RNA of rrnB operon</text:p>
          </table:table-cell>
          <table:table-cell table:formula="of:=AVERAGE([.B19:.C19])" office:value-type="float" office:value="4165452">
            <text:p>4165452</text:p>
          </table:table-cell>
          <table:table-cell table:style-name="ce1" table:formula="of:=LEFT([.E19];3) = &quot;16S&quot;" office:value-type="boolean" office:boolean-value="true">
            <text:p>TRUE</text:p>
          </table:table-cell>
          <table:table-cell table:formula="of:=[.F19]" office:value-type="float" office:value="4165452">
            <text:p>4165452</text:p>
          </table:table-cell>
          <table:table-cell table:number-columns-repeated="4"/>
        </table:table-row>
        <table:table-row table:style-name="ro4">
          <table:table-cell office:value-type="string">
            <text:p>rrlB </text:p>
          </table:table-cell>
          <table:table-cell office:value-type="float" office:value="4166663">
            <text:p>4166663</text:p>
          </table:table-cell>
          <table:table-cell office:value-type="float" office:value="4169567">
            <text:p>4169567</text:p>
          </table:table-cell>
          <table:table-cell office:value-type="string">
            <text:p>(+) </text:p>
          </table:table-cell>
          <table:table-cell office:value-type="string">
            <text:p>23S ribosomal RNA of rrnB operon</text:p>
          </table:table-cell>
          <table:table-cell table:formula="of:=AVERAGE([.B20:.C20])" office:value-type="float" office:value="4168115">
            <text:p>4168115</text:p>
          </table:table-cell>
          <table:table-cell table:formula="of:=LEFT([.E20];3) = &quot;16S&quot;" office:value-type="boolean" office:boolean-value="false">
            <text:p>FALSE</text:p>
          </table:table-cell>
          <table:table-cell/>
          <table:table-cell table:formula="of:=[.H22]-[.H19]" office:value-type="float" office:value="41488">
            <text:p>41488</text:p>
          </table:table-cell>
          <table:table-cell/>
          <table:table-cell office:value-type="float" office:value="41488">
            <text:p>41488</text:p>
          </table:table-cell>
          <table:table-cell office:value-type="string">
            <text:p>E-B</text:p>
          </table:table-cell>
        </table:table-row>
        <table:table-row table:style-name="ro4">
          <table:table-cell office:value-type="string">
            <text:p>rrfB </text:p>
          </table:table-cell>
          <table:table-cell office:value-type="float" office:value="4169659">
            <text:p>4169659</text:p>
          </table:table-cell>
          <table:table-cell office:value-type="float" office:value="4169779">
            <text:p>4169779</text:p>
          </table:table-cell>
          <table:table-cell office:value-type="string">
            <text:p>(+) </text:p>
          </table:table-cell>
          <table:table-cell office:value-type="string">
            <text:p>5S ribosomal RNA of rrnB operon</text:p>
          </table:table-cell>
          <table:table-cell table:formula="of:=AVERAGE([.B21:.C21])" office:value-type="float" office:value="4169719">
            <text:p>4169719</text:p>
          </table:table-cell>
          <table:table-cell table:formula="of:=LEFT([.E21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sE </text:p>
          </table:table-cell>
          <table:table-cell office:value-type="float" office:value="4206169">
            <text:p>4206169</text:p>
          </table:table-cell>
          <table:table-cell office:value-type="float" office:value="4207711">
            <text:p>4207711</text:p>
          </table:table-cell>
          <table:table-cell office:value-type="string">
            <text:p>(+) </text:p>
          </table:table-cell>
          <table:table-cell office:value-type="string">
            <text:p>16S ribosomal RNA of rrnE operon</text:p>
          </table:table-cell>
          <table:table-cell table:formula="of:=AVERAGE([.B22:.C22])" office:value-type="float" office:value="4206940">
            <text:p>4206940</text:p>
          </table:table-cell>
          <table:table-cell table:style-name="ce1" table:formula="of:=LEFT([.E22];3) = &quot;16S&quot;" office:value-type="boolean" office:boolean-value="true">
            <text:p>TRUE</text:p>
          </table:table-cell>
          <table:table-cell table:formula="of:=[.F22]" office:value-type="float" office:value="4206940">
            <text:p>4206940</text:p>
          </table:table-cell>
          <table:table-cell table:number-columns-repeated="4"/>
        </table:table-row>
        <table:table-row table:style-name="ro4">
          <table:table-cell office:value-type="string">
            <text:p>rrlE </text:p>
          </table:table-cell>
          <table:table-cell office:value-type="float" office:value="4208065">
            <text:p>4208065</text:p>
          </table:table-cell>
          <table:table-cell office:value-type="float" office:value="4210969">
            <text:p>4210969</text:p>
          </table:table-cell>
          <table:table-cell office:value-type="string">
            <text:p>(+) </text:p>
          </table:table-cell>
          <table:table-cell office:value-type="string">
            <text:p>23S ribosomal RNA of rrnE operon</text:p>
          </table:table-cell>
          <table:table-cell table:formula="of:=AVERAGE([.B23:.C23])" office:value-type="float" office:value="4209517">
            <text:p>4209517</text:p>
          </table:table-cell>
          <table:table-cell table:formula="of:=LEFT([.E23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rrfE </text:p>
          </table:table-cell>
          <table:table-cell office:value-type="float" office:value="4211062">
            <text:p>4211062</text:p>
          </table:table-cell>
          <table:table-cell office:value-type="float" office:value="4211182">
            <text:p>4211182</text:p>
          </table:table-cell>
          <table:table-cell office:value-type="string">
            <text:p>(+) </text:p>
          </table:table-cell>
          <table:table-cell office:value-type="string">
            <text:p>5S ribosomal RNA of rrnE operon</text:p>
          </table:table-cell>
          <table:table-cell table:formula="of:=AVERAGE([.B24:.C24])" office:value-type="float" office:value="4211122">
            <text:p>4211122</text:p>
          </table:table-cell>
          <table:table-cell table:formula="of:=LEFT([.E24];3) = &quot;16S&quot;" office:value-type="boolean" office:boolean-value="false">
            <text:p>FALSE</text:p>
          </table:table-cell>
          <table:table-cell/>
          <table:table-cell table:formula="of:=[.H2]+([.H28]-[.H22])" office:value-type="float" office:value="657276">
            <text:p>657276</text:p>
          </table:table-cell>
          <table:table-cell/>
          <table:table-cell office:value-type="float" office:value="657276">
            <text:p>657276</text:p>
          </table:table-cell>
          <table:table-cell office:value-type="string">
            <text:p>H-E</text:p>
          </table:table-cell>
        </table:table-row>
        <table:table-row table:style-name="ro4">
          <table:table-cell office:value-type="string">
            <text:p>rraB </text:p>
          </table:table-cell>
          <table:table-cell office:value-type="float" office:value="4476495">
            <text:p>4476495</text:p>
          </table:table-cell>
          <table:table-cell office:value-type="float" office:value="4476912">
            <text:p>4476912</text:p>
          </table:table-cell>
          <table:table-cell office:value-type="string">
            <text:p>(+) </text:p>
          </table:table-cell>
          <table:table-cell office:value-type="string">
            <text:p>protein inhibitor of RNase E</text:p>
          </table:table-cell>
          <table:table-cell table:formula="of:=AVERAGE([.B25:.C25])" office:value-type="float" office:value="4476703.5">
            <text:p>4476703.5</text:p>
          </table:table-cell>
          <table:table-cell table:formula="of:=LEFT([.E25];3) = &quot;16S&quot;" office:value-type="boolean" office:boolean-value="false">
            <text:p>FALSE</text:p>
          </table:table-cell>
          <table:table-cell table:number-columns-repeated="5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END OF CHROMOSOME</text:p>
          </table:table-cell>
          <table:table-cell table:number-columns-repeated="2"/>
          <table:table-cell office:value-type="float" office:value="4639675">
            <text:p>463967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TOTAL</text:p>
          </table:table-cell>
          <table:table-cell table:number-columns-repeated="3"/>
          <table:table-cell table:formula="of:=SUM([.I4:.I24])" office:value-type="float" office:value="4639675">
            <text:p>4639675</text:p>
          </table:table-cell>
          <table:table-cell table:number-columns-repeated="3"/>
        </table:table-row>
      </table:table>
      <table:database-ranges>
        <table:database-range table:target-range-address="Insilicodigest.A2:Insilicodigest.AMJ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2/12/2013</text:date>, <text:time>08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2T08:51:52</dc:date>
    <meta:generator>OpenOffice.org/3.4.1$Unix OpenOffice.org_project/341m1$Build-9593</meta:generator>
    <meta:editing-duration>PT11H31M37S</meta:editing-duration>
    <meta:editing-cycles>9</meta:editing-cycles>
    <meta:document-statistic meta:table-count="3" meta:cell-count="368" meta:object-count="0"/>
  </office:meta>
</office:document-meta>
</file>